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system" style:font-pitch="variable"/>
    <style:font-face style:name="DejaVu Sans Condensed" svg:font-family="'DejaVu Sans Condensed'" style:font-family-generic="swiss" style:font-pitch="variable"/>
    <style:font-face style:name="DejaVu Sans condensed" svg:font-family="'DejaVu Sans condensed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4.203cm" style:rel-column-width="16201*"/>
    </style:style>
    <style:style style:name="Tabla1.B" style:family="table-column">
      <style:table-column-properties style:column-width="12.797cm" style:rel-column-width="49334*"/>
    </style:style>
    <style:style style:name="Tabla1.1" style:family="table-row">
      <style:table-row-properties style:min-row-height="1.228cm"/>
    </style:style>
    <style:style style:name="Tabla1.A1" style:family="table-cell">
      <style:table-cell-properties style:vertical-align="middle"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style:vertical-align="middle" fo:background-color="#000000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Para_20_1">
      <loext:graphic-properties draw:fill-gradient-name="gradient" draw:fill-hatch-name="hatch"/>
      <style:paragraph-properties fo:margin-left="1.251cm" fo:margin-right="0cm" fo:margin-top="0.101cm" fo:margin-bottom="0.101cm" style:contextual-spacing="false" fo:line-height="150%" fo:text-align="justify" style:justify-single-word="false" fo:text-indent="0cm" style:auto-text-indent="false"/>
      <style:text-properties style:use-window-font-color="true" loext:opacity="0%" style:font-name="DejaVu Sans condensed" fo:font-size="10pt" fo:font-style="normal" style:text-underline-style="none" fo:font-weight="normal" officeooo:paragraph-rsid="001aea25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Para_20_1">
      <loext:graphic-properties draw:fill-gradient-name="gradient" draw:fill-hatch-name="hatch"/>
      <style:paragraph-properties fo:margin-left="1.251cm" fo:margin-right="0cm" fo:margin-top="0.101cm" fo:margin-bottom="0.101cm" style:contextual-spacing="false" fo:line-height="150%" fo:text-align="justify" style:justify-single-word="false" fo:text-indent="0cm" style:auto-text-indent="false"/>
      <style:text-properties style:use-window-font-color="true" loext:opacity="0%" style:font-name="DejaVu Sans condensed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Para_20_1">
      <loext:graphic-properties draw:fill-gradient-name="gradient" draw:fill-hatch-name="hatch"/>
      <style:paragraph-properties fo:margin-top="0.101cm" fo:margin-bottom="0.101cm" style:contextual-spacing="false" fo:line-height="150%" fo:text-align="justify" style:justify-single-word="false"/>
    </style:style>
    <style:style style:name="P4" style:family="paragraph" style:parent-style-name="Para_20_2">
      <loext:graphic-properties draw:fill-gradient-name="gradient" draw:fill-hatch-name="hatch"/>
      <style:paragraph-properties fo:margin-top="0.101cm" fo:margin-bottom="0.101cm" style:contextual-spacing="false" fo:line-height="150%" fo:text-align="justify" style:justify-single-word="false"/>
    </style:style>
    <style:style style:name="P5" style:family="paragraph" style:parent-style-name="Para_20_2">
      <style:paragraph-properties fo:margin-top="0.101cm" fo:margin-bottom="0.101cm" style:contextual-spacing="false" fo:text-align="justify" style:justify-single-word="false"/>
      <style:text-properties style:use-window-font-color="true" loext:opacity="0%" style:font-name="DejaVu Sans Condensed" fo:font-size="10pt" fo:font-style="normal" style:text-underline-style="none" fo:font-weight="normal" officeooo:rsid="00177453" officeooo:paragraph-rsid="0017745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Para_20_2">
      <style:paragraph-properties fo:margin-top="0.101cm" fo:margin-bottom="0.101cm" style:contextual-spacing="false" fo:text-align="center" style:justify-single-word="false"/>
      <style:text-properties style:use-window-font-color="true" loext:opacity="0%" style:font-name="DejaVu Sans Condensed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Para_20_2">
      <style:paragraph-properties fo:margin-top="0.101cm" fo:margin-bottom="0.101cm" style:contextual-spacing="false" fo:text-align="justify" style:justify-single-word="false"/>
      <style:text-properties fo:color="#ffff00" loext:opacity="100%" style:font-name="DejaVu Sans Condensed" fo:font-size="10pt" fo:font-style="normal" style:text-underline-style="none" fo:font-weight="normal" officeooo:rsid="00177453" officeooo:paragraph-rsid="00177453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use-window-font-color="true" loext:opacity="0%" style:font-name="DejaVu Sans Condensed" fo:font-size="12pt" officeooo:paragraph-rsid="00168d43" style:font-size-asian="12pt" style:font-size-complex="12pt"/>
    </style:style>
    <style:style style:name="P9" style:family="paragraph" style:parent-style-name="Standard">
      <loext:graphic-properties draw:fill-gradient-name="gradient" draw:fill-hatch-name="hatch"/>
      <style:paragraph-properties fo:margin-left="3.752cm" fo:margin-right="0cm" fo:margin-top="0.101cm" fo:margin-bottom="0.101cm" style:contextual-spacing="false" fo:line-height="150%" fo:text-align="justify" style:justify-single-word="false" fo:text-indent="0cm" style:auto-text-indent="false"/>
      <style:text-properties style:use-window-font-color="true" loext:opacity="0%" style:font-name="DejaVu Sans condensed" fo:font-size="10pt" fo:font-style="normal" style:text-underline-style="none" fo:font-weight="normal" officeooo:paragraph-rsid="001aea25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2.501cm" fo:margin-right="0cm" fo:margin-top="0.101cm" fo:margin-bottom="0.101cm" style:contextual-spacing="false" fo:line-height="150%" fo:text-align="justify" style:justify-single-word="false" fo:text-indent="0cm" style:auto-text-indent="false"/>
      <style:text-properties style:use-window-font-color="true" loext:opacity="0%" style:font-name="DejaVu Sans condensed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left="3.752cm" fo:margin-right="0cm" fo:margin-top="0.101cm" fo:margin-bottom="0.101cm" style:contextual-spacing="false" fo:line-height="150%" fo:text-align="justify" style:justify-single-word="false" fo:text-indent="0cm" style:auto-text-indent="false"/>
      <style:text-properties style:use-window-font-color="true" loext:opacity="0%" style:font-name="DejaVu Sans condensed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top="0.101cm" fo:margin-bottom="0.101cm" style:contextual-spacing="false" fo:text-align="justify" style:justify-single-word="false"/>
    </style:style>
    <style:style style:name="P13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199b52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/>
      <style:text-properties officeooo:paragraph-rsid="001aea25"/>
    </style:style>
    <style:style style:name="P15" style:family="paragraph" style:parent-style-name="Standard">
      <loext:graphic-properties draw:fill-gradient-name="gradient" draw:fill-hatch-name="hatch"/>
      <style:paragraph-properties fo:margin-left="3.752cm" fo:margin-right="0cm" fo:margin-top="0.101cm" fo:margin-bottom="0.101cm" style:contextual-spacing="false" fo:line-height="150%" fo:text-align="justify" style:justify-single-word="false" fo:text-indent="0cm" style:auto-text-indent="false"/>
      <style:text-properties officeooo:paragraph-rsid="0026ddb5"/>
    </style:style>
    <style:style style:name="P16" style:family="paragraph" style:parent-style-name="Standard">
      <loext:graphic-properties draw:fill-gradient-name="gradient" draw:fill-hatch-name="hatch"/>
      <style:paragraph-properties fo:margin-left="1.251cm" fo:margin-right="0cm" fo:margin-top="0.101cm" fo:margin-bottom="0.101cm" style:contextual-spacing="false" fo:line-height="150%" fo:text-align="justify" style:justify-single-word="false" fo:text-indent="0cm" style:auto-text-indent="false"/>
      <style:text-properties officeooo:paragraph-rsid="001f3f02"/>
    </style:style>
    <style:style style:name="P17" style:family="paragraph" style:parent-style-name="Standard">
      <loext:graphic-properties draw:fill-gradient-name="gradient" draw:fill-hatch-name="hatch"/>
      <style:paragraph-properties fo:margin-left="2.501cm" fo:margin-right="0cm" fo:margin-top="0.101cm" fo:margin-bottom="0.101cm" style:contextual-spacing="false" fo:line-height="150%" fo:text-align="justify" style:justify-single-word="false" fo:text-indent="0cm" style:auto-text-indent="false"/>
      <style:text-properties officeooo:paragraph-rsid="001f3f02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101cm" style:contextual-spacing="false" fo:line-height="150%" fo:text-align="justify" style:justify-single-word="false" fo:text-indent="0cm" style:auto-text-indent="false"/>
      <style:text-properties officeooo:paragraph-rsid="001f3f02"/>
    </style:style>
    <style:style style:name="P19" style:family="paragraph" style:parent-style-name="Standard">
      <loext:graphic-properties draw:fill-gradient-name="gradient" draw:fill-hatch-name="hatch"/>
      <style:paragraph-properties fo:margin-left="3.752cm" fo:margin-right="0cm" fo:margin-top="0.101cm" fo:margin-bottom="0.101cm" style:contextual-spacing="false" fo:line-height="150%" fo:text-align="justify" style:justify-single-word="false" fo:text-indent="0cm" style:auto-text-indent="false"/>
      <style:text-properties officeooo:paragraph-rsid="001f3f02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DejaVu Sans Condensed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DejaVu Sans Condensed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DejaVu Sans Condensed" fo:font-size="10pt" fo:font-weight="bold" officeooo:paragraph-rsid="0020eee2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loext:opacity="0%" style:font-name="DejaVu Sans Condensed" fo:font-size="12pt" officeooo:paragraph-rsid="0036305b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loext:opacity="0%" style:font-name="DejaVu Sans Condensed" fo:font-size="12pt" fo:font-weight="bold" officeooo:paragraph-rsid="0036305b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ea25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use-window-font-color="true" loext:opacity="0%" style:font-name="DejaVu Sans condensed" fo:font-size="10pt" fo:font-style="normal" style:text-underline-style="none" fo:font-weight="normal" officeooo:rsid="001aea25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loext:opacity="0%" style:font-name="DejaVu Sans condensed" fo:font-size="10pt" fo:font-style="normal" style:text-underline-style="none" fo:font-weight="bold" officeooo:rsid="001aea25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use-window-font-color="true" loext:opacity="0%" style:font-name="DejaVu Sans condensed" fo:font-style="normal" style:text-underline-style="none" fo:font-weight="normal" officeooo:rsid="001aea25" style:font-style-asian="normal" style:font-weight-asian="normal" style:font-style-complex="normal" style:font-weight-complex="normal"/>
    </style:style>
    <style:style style:name="T7" style:family="text">
      <style:text-properties style:use-window-font-color="true" loext:opacity="0%" style:font-name="DejaVu Sans condensed" fo:font-style="normal" style:text-underline-style="none" fo:font-weight="bold" officeooo:rsid="001aea25" style:font-style-asian="normal" style:font-weight-asian="bold" style:font-style-complex="normal" style:font-weight-complex="bold"/>
    </style:style>
    <style:style style:name="T8" style:family="text">
      <style:text-properties style:use-window-font-color="true" loext:opacity="0%" style:font-name="DejaVu Sans condensed" fo:font-size="12pt" fo:font-style="normal" style:text-underline-style="none" fo:font-weight="normal" officeooo:rsid="001aea25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use-window-font-color="true" loext:opacity="0%" style:font-name="DejaVu Sans condensed" fo:font-size="12pt" fo:font-style="normal" style:text-underline-style="none" fo:font-weight="bold" officeooo:rsid="001aea25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style:font-name="DejaVu Sans Condensed" fo:font-style="normal" style:text-underline-style="none" fo:font-weight="normal" officeooo:rsid="001aea25" style:font-style-asian="normal" style:font-weight-asian="normal" style:font-style-complex="normal" style:font-weight-complex="normal"/>
    </style:style>
    <style:style style:name="T11" style:family="text">
      <style:text-properties style:font-name="DejaVu Sans Condense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style:text-underline-style="none" fo:font-weight="normal" officeooo:rsid="00199b52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style:text-underline-style="none" fo:font-weight="normal" officeooo:rsid="001aea25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4fc3f7" loext:opacity="100%" style:font-name="DejaVu Sans Condense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officeooo:rsid="001aea25" style:font-size-asian="12pt" style:font-weight-asian="bold" style:font-size-complex="12pt" style:font-weight-complex="bold"/>
    </style:style>
    <style:style style:name="T18" style:family="text">
      <style:text-properties fo:font-size="12pt" fo:font-weight="normal" officeooo:rsid="001aea25" style:font-size-asian="12pt" style:font-weight-asian="normal" style:font-size-complex="12pt" style:font-weight-complex="normal"/>
    </style:style>
    <style:style style:name="T19" style:family="text">
      <style:text-properties fo:color="#90caf9" loext:opacity="100%" style:font-name="DejaVu Sans condensed" fo:font-size="10pt" fo:font-style="normal" style:text-underline-style="none" fo:font-weight="normal" officeooo:rsid="001aea25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color="#90caf9" loext:opacity="100%" style:font-name="DejaVu Sans condensed" fo:font-style="normal" style:text-underline-style="none" fo:font-weight="normal" officeooo:rsid="001aea25" style:font-style-asian="normal" style:font-weight-asian="normal" style:font-style-complex="normal" style:font-weight-complex="normal"/>
    </style:style>
    <style:style style:name="T21" style:family="text">
      <style:text-properties fo:color="#90caf9" loext:opacity="100%" style:font-name="DejaVu Sans condensed" fo:font-size="12pt" fo:font-style="normal" style:text-underline-style="none" fo:font-weight="normal" officeooo:rsid="001aea25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90caf9" loext:opacity="100%" fo:font-weight="normal" officeooo:rsid="001aea25" style:font-weight-asian="normal" style:font-weight-complex="normal"/>
    </style:style>
    <style:style style:name="T23" style:family="text">
      <style:text-properties fo:color="#90caf9" loext:opacity="100%" fo:font-size="12pt" fo:font-weight="normal" officeooo:rsid="001aea25" style:font-size-asian="12pt" style:font-weight-asian="normal" style:font-size-complex="12pt" style:font-weight-complex="normal"/>
    </style:style>
    <style:style style:name="T24" style:family="text">
      <style:text-properties fo:font-weight="normal" officeooo:rsid="001aea25" style:font-weight-asian="normal" style:font-weight-complex="normal"/>
    </style:style>
    <style:style style:name="T25" style:family="text">
      <style:text-properties fo:font-variant="normal" fo:text-transform="none" fo:color="#90caf9" loext:opacity="100%" style:text-line-through-style="none" style:text-line-through-type="none" style:text-position="0% 100%" style:font-name="DejaVu Sans condensed" fo:font-size="10.5pt" fo:letter-spacing="normal" fo:font-style="normal" fo:text-shadow="none" style:text-underline-style="none" fo:font-weight="bold" officeooo:rsid="001aea25" fo:background-color="transparent" loext:char-shading-value="0" style:font-name-asian="Cambria" style:font-size-asian="10.5pt" style:font-style-asian="normal" style:font-weight-asian="bold" style:font-name-complex="Cambria" style:font-size-complex="10.5pt" style:font-style-complex="normal" style:font-weight-complex="bold" loext:padding="0cm" loext:border="none" loext:shadow="none"/>
    </style:style>
    <style:style style:name="T26" style:family="text">
      <style:text-properties fo:font-variant="normal" fo:text-transform="none" fo:color="#90caf9" loext:opacity="100%" style:text-line-through-style="none" style:text-line-through-type="none" style:text-position="0% 100%" style:font-name="DejaVu Sans condensed" fo:letter-spacing="normal" fo:font-style="normal" fo:text-shadow="none" style:text-underline-style="none" fo:font-weight="bold" officeooo:rsid="001aea25" fo:background-color="transparent" loext:char-shading-value="0" style:font-name-asian="Cambria" style:font-style-asian="normal" style:font-weight-asian="bold" style:font-name-complex="Cambria" style:font-style-complex="normal" style:font-weight-complex="bold" loext:padding="0cm" loext:border="none" loext:shadow="none"/>
    </style:style>
    <style:style style:name="T27" style:family="text">
      <style:text-properties fo:font-variant="normal" fo:text-transform="none" fo:color="#90caf9" loext:opacity="100%" style:text-line-through-style="none" style:text-line-through-type="none" style:text-position="0% 100%" style:font-name="DejaVu Sans condensed" fo:font-size="12pt" fo:letter-spacing="normal" fo:font-style="normal" fo:text-shadow="none" style:text-underline-style="none" fo:font-weight="bold" officeooo:rsid="001aea25" fo:background-color="transparent" loext:char-shading-value="0" style:font-name-asian="Cambria" style:font-size-asian="12pt" style:font-style-asian="normal" style:font-weight-asian="bold" style:font-name-complex="Cambria" style:font-size-complex="12pt" style:font-style-complex="normal" style:font-weight-complex="bold" loext:padding="0cm" loext:border="none" loext:shadow="none"/>
    </style:style>
    <style:style style:name="T28" style:family="text">
      <style:text-properties fo:font-variant="normal" fo:text-transform="none" style:use-window-font-color="true" loext:opacity="0%" style:text-line-through-style="none" style:text-line-through-type="none" style:text-position="0% 100%" style:font-name="DejaVu Sans condensed" fo:font-size="10pt" fo:letter-spacing="normal" fo:font-style="normal" fo:text-shadow="none" style:text-underline-style="none" fo:font-weight="bold" officeooo:rsid="001aea25" fo:background-color="transparent" loext:char-shading-value="0" style:font-name-asian="Cambria" style:font-size-asian="10pt" style:font-style-asian="normal" style:font-weight-asian="bold" style:font-name-complex="Cambria" style:font-size-complex="10pt" style:font-style-complex="normal" style:font-weight-complex="bold" loext:padding="0cm" loext:border="none" loext:shadow="none"/>
    </style:style>
    <style:style style:name="T29" style:family="text">
      <style:text-properties fo:font-variant="normal" fo:text-transform="none" style:use-window-font-color="true" loext:opacity="0%" style:text-line-through-style="none" style:text-line-through-type="none" style:text-position="0% 100%" style:font-name="DejaVu Sans condensed" fo:letter-spacing="normal" fo:font-style="normal" fo:text-shadow="none" style:text-underline-style="none" fo:font-weight="bold" officeooo:rsid="001aea25" fo:background-color="transparent" loext:char-shading-value="0" style:font-name-asian="Cambria" style:font-style-asian="normal" style:font-weight-asian="bold" style:font-name-complex="Cambria" style:font-style-complex="normal" style:font-weight-complex="bold" loext:padding="0cm" loext:border="none" loext:shadow="none"/>
    </style:style>
    <style:style style:name="T30" style:family="text">
      <style:text-properties fo:font-variant="normal" fo:text-transform="none" style:use-window-font-color="true" loext:opacity="0%" style:text-line-through-style="none" style:text-line-through-type="none" style:text-position="0% 100%" style:font-name="DejaVu Sans condensed" fo:font-size="12pt" fo:letter-spacing="normal" fo:font-style="normal" fo:text-shadow="none" style:text-underline-style="none" fo:font-weight="bold" officeooo:rsid="001aea25" fo:background-color="transparent" loext:char-shading-value="0" style:font-name-asian="Cambria" style:font-size-asian="12pt" style:font-style-asian="normal" style:font-weight-asian="bold" style:font-name-complex="Cambria" style:font-size-complex="12pt" style:font-style-complex="normal" style:font-weight-complex="bold" loext:padding="0cm" loext:border="none" loext:shadow="none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style:text-position="0% 100%" style:font-name="DejaVu Sans Condensed" fo:font-size="10pt" fo:letter-spacing="normal" fo:font-style="normal" fo:text-shadow="none" style:text-underline-style="none" fo:font-weight="bold" officeooo:rsid="001aea25" fo:background-color="transparent" loext:char-shading-value="0" style:font-name-asian="Cambria" style:font-size-asian="10pt" style:font-style-asian="normal" style:font-weight-asian="bold" style:font-name-complex="Cambria" style:font-size-complex="10pt" style:font-style-complex="normal" style:font-weight-complex="bold" loext:padding="0cm" loext:border="none" loext:shadow="none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text-position="0% 100%" style:font-name="DejaVu Sans Condensed" fo:font-size="10pt" fo:letter-spacing="normal" fo:font-style="normal" fo:text-shadow="none" style:text-underline-style="none" fo:font-weight="bold" officeooo:rsid="002fb58f" fo:background-color="transparent" loext:char-shading-value="0" style:font-name-asian="Cambria" style:font-size-asian="10pt" style:font-style-asian="normal" style:font-weight-asian="bold" style:font-name-complex="Cambria" style:font-size-complex="10pt" style:font-style-complex="normal" style:font-weight-complex="bold" loext:padding="0cm" loext:border="none" loext:shadow="none"/>
    </style:style>
    <style:style style:name="T33" style:family="text">
      <style:text-properties fo:font-variant="normal" fo:text-transform="none" style:text-line-through-style="none" style:text-line-through-type="none" style:text-position="0% 100%" fo:letter-spacing="normal" fo:font-style="normal" fo:text-shadow="none" style:text-underline-style="none" fo:font-weight="bold" officeooo:rsid="001aea25" fo:background-color="transparent" loext:char-shading-value="0" style:font-name-asian="Cambria" style:font-style-asian="normal" style:font-weight-asian="bold" style:font-name-complex="Cambria" style:font-style-complex="normal" style:font-weight-complex="bold" loext:padding="0cm" loext:border="none" loext:shadow="none"/>
    </style:style>
    <style:style style:name="T34" style:family="text">
      <style:text-properties fo:font-variant="normal" fo:text-transform="none" style:text-line-through-style="none" style:text-line-through-type="none" style:text-position="0% 100%" fo:letter-spacing="normal" fo:font-style="normal" fo:text-shadow="none" style:text-underline-style="none" fo:font-weight="bold" officeooo:rsid="002fb58f" fo:background-color="transparent" loext:char-shading-value="0" style:font-name-asian="Cambria" style:font-style-asian="normal" style:font-weight-asian="bold" style:font-name-complex="Cambria" style:font-style-complex="normal" style:font-weight-complex="bold" loext:padding="0cm" loext:border="none" loext:shadow="none"/>
    </style:style>
    <style:style style:name="T35" style:family="text">
      <style:text-properties fo:font-variant="normal" fo:text-transform="none" style:text-line-through-style="none" style:text-line-through-type="none" style:text-position="0% 100%" fo:letter-spacing="normal" fo:font-style="normal" fo:text-shadow="none" style:text-underline-style="none" fo:font-weight="normal" officeooo:rsid="00177453" fo:background-color="transparent" loext:char-shading-value="0" style:font-name-asian="Cambria" style:font-style-asian="normal" style:font-weight-asian="normal" style:font-name-complex="Cambria" style:font-style-complex="normal" style:font-weight-complex="normal" loext:padding="0cm" loext:border="none" loext:shadow="none"/>
    </style:style>
    <style:style style:name="T36" style:family="text">
      <style:text-properties fo:font-variant="normal" fo:text-transform="none" style:text-line-through-style="none" style:text-line-through-type="none" style:text-position="0% 100%" fo:font-size="12pt" fo:letter-spacing="normal" fo:font-style="normal" fo:text-shadow="none" style:text-underline-style="none" fo:font-weight="bold" officeooo:rsid="001aea25" fo:background-color="transparent" loext:char-shading-value="0" style:font-name-asian="Cambria" style:font-size-asian="12pt" style:font-style-asian="normal" style:font-weight-asian="bold" style:font-name-complex="Cambria" style:font-size-complex="12pt" style:font-style-complex="normal" style:font-weight-complex="bold" loext:padding="0cm" loext:border="none" loext:shadow="none"/>
    </style:style>
    <style:style style:name="T37" style:family="text">
      <style:text-properties fo:font-variant="normal" fo:text-transform="none" style:text-line-through-style="none" style:text-line-through-type="none" style:text-position="0% 100%" fo:font-size="12pt" fo:letter-spacing="normal" fo:font-style="normal" fo:text-shadow="none" style:text-underline-style="none" fo:font-weight="bold" officeooo:rsid="002fb58f" fo:background-color="transparent" loext:char-shading-value="0" style:font-name-asian="Cambria" style:font-size-asian="12pt" style:font-style-asian="normal" style:font-weight-asian="bold" style:font-name-complex="Cambria" style:font-size-complex="12pt" style:font-style-complex="normal" style:font-weight-complex="bold" loext:padding="0cm" loext:border="none" loext:shadow="none"/>
    </style:style>
    <style:style style:name="T38" style:family="text">
      <style:text-properties fo:font-variant="normal" fo:text-transform="none" style:text-line-through-style="none" style:text-line-through-type="none" style:text-position="0% 100%" fo:font-size="12pt" fo:letter-spacing="normal" fo:font-style="normal" fo:text-shadow="none" style:text-underline-style="none" fo:font-weight="bold" officeooo:rsid="0020eee2" fo:background-color="transparent" loext:char-shading-value="0" style:font-name-asian="Cambria" style:font-size-asian="12pt" style:font-style-asian="normal" style:font-weight-asian="bold" style:font-name-complex="Cambria" style:font-size-complex="12pt" style:font-style-complex="normal" style:font-weight-complex="bold" loext:padding="0cm" loext:border="none" loext:shadow="none"/>
    </style:style>
    <style:style style:name="T39" style:family="text">
      <style:text-properties fo:font-variant="normal" fo:text-transform="none" fo:color="#b2ebf2" loext:opacity="100%" style:text-line-through-style="none" style:text-line-through-type="none" style:text-position="0% 100%" fo:letter-spacing="normal" fo:font-style="normal" fo:text-shadow="none" style:text-underline-style="none" fo:font-weight="normal" officeooo:rsid="00177453" fo:background-color="transparent" loext:char-shading-value="0" style:font-name-asian="Cambria" style:font-style-asian="normal" style:font-weight-asian="normal" style:font-name-complex="Cambria" style:font-style-complex="normal" style:font-weight-complex="normal" loext:padding="0cm" loext:border="none" loext:shadow="none"/>
    </style:style>
    <style:style style:name="T40" style:family="text">
      <style:text-properties fo:color="#ff8f00" loext:opacity="100%"/>
    </style:style>
    <style:style style:name="T41" style:family="text">
      <style:text-properties fo:color="#e53935" loext:opacity="100%"/>
    </style:style>
    <style:style style:name="T42" style:family="text">
      <style:text-properties fo:color="#ff4081" loext:opacity="100%"/>
    </style:style>
    <style:style style:name="T43" style:family="text">
      <style:text-properties fo:color="#9575cd" loext:opacity="100%"/>
    </style:style>
    <style:style style:name="T44" style:family="text">
      <style:text-properties fo:color="#00e5ff" loext:opacity="100%"/>
    </style:style>
    <style:style style:name="T45" style:family="text">
      <style:text-properties fo:color="#9ccc65" loext:opacity="100%"/>
    </style:style>
    <style:style style:name="T46" style:family="text">
      <style:text-properties fo:color="#dce775" loext:opacity="100%"/>
    </style:style>
    <style:style style:name="T47" style:family="text">
      <style:text-properties fo:color="#80cbc4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4">REPORT_COUNT</text:p>
          </table:table-cell>
          <table:table-cell table:style-name="Tabla1.B1" office:value-type="string">
            <text:p text:style-name="P23">Devuelve el <text:span text:style-name="T1">número de </text:span><text:span text:style-name="T3">registros</text:span> para una determinada consulta (Integer).</text:p>
          </table:table-cell>
        </table:table-row>
        <table:table-row table:style-name="Tabla1.1">
          <table:table-cell table:style-name="Tabla1.A2" office:value-type="string">
            <text:p text:style-name="P24">PAGE_COUNT</text:p>
          </table:table-cell>
          <table:table-cell table:style-name="Tabla1.B2" office:value-type="string">
            <text:p text:style-name="P23">Devuelve el <text:span text:style-name="T1">número de </text:span><text:span text:style-name="T3">registros</text:span><text:span text:style-name="T1"> mostrados en cada página</text:span> (Integer).</text:p>
          </table:table-cell>
        </table:table-row>
      </table:table>
      <text:p text:style-name="P8"/>
      <text:p text:style-name="P12"><text:span text:style-name="T11">Hay que tener en cuenta que si éstos se colocan en la </text:span><text:span text:style-name="T15">sección</text:span><text:span text:style-name="_31__20_Text"><text:span text:style-name="T15"> </text:span></text:span><text:span text:style-name="_32__20_Text"><text:span text:style-name="T15">Column Header</text:span></text:span><text:span text:style-name="_31__20_Text"><text:span text:style-name="T11"> </text:span></text:span><text:span text:style-name="T11">solo aparecerá el </text:span><text:span text:style-name="_31__20_Text"><text:span text:style-name="T14">primer elemento</text:span></text:span><text:span text:style-name="T11"> de la tabla, si queremos que aparezcan </text:span><text:span text:style-name="_31__20_Text"><text:span text:style-name="T14">todos</text:span></text:span><text:span text:style-name="T14"> los elementos</text:span><text:span text:style-name="T11"> se sitúa en </text:span><text:span text:style-name="_32__20_Text"><text:span text:style-name="T15">Details</text:span></text:span><text:span text:style-name="_31__20_Text"><text:span text:style-name="T11">. </text:span></text:span></text:p>
      <text:p text:style-name="P12"><text:span text:style-name="_31__20_Text"><text:span text:style-name="T11"/></text:span></text:p>
      <text:p text:style-name="P13"><text:span text:style-name="_31__20_Text"><text:span text:style-name="T12">Cuando es un campo calculado, se crea una variable V${nombre del campo}.</text:span></text:span></text:p>
      <text:p text:style-name="P13"><text:span text:style-name="_31__20_Text"><text:span text:style-name="T12"/></text:span></text:p>
      <text:p text:style-name="P14"><text:span text:style-name="_31__20_Text"><text:span text:style-name="T13">Documentación:</text:span></text:span></text:p>
      <text:p text:style-name="P1"><text:span text:style-name="_31__20_Text"><text:span text:style-name="T23">HLP</text:span></text:span></text:p>
      <text:p text:style-name="P10"><text:span text:style-name="_31__20_Text"><text:span text:style-name="T17">tabla de contenido</text:span></text:span><text:span text:style-name="_31__20_Text"><text:span text:style-name="T18"> en fichero .</text:span></text:span><text:span text:style-name="_31__20_Text"><text:span text:style-name="T17">cnt</text:span></text:span></text:p>
      <text:p text:style-name="P10"><text:span text:style-name="_31__20_Text"><text:span text:style-name="T17">información extra</text:span></text:span><text:span text:style-name="_31__20_Text"><text:span text:style-name="T18"> en fichero .</text:span></text:span><text:span text:style-name="_31__20_Text"><text:span text:style-name="T17">gid</text:span></text:span></text:p>
      <text:p text:style-name="P10"><text:span text:style-name="_31__20_Text"><text:span text:style-name="T18">ficheros </text:span></text:span><text:span text:style-name="_31__20_Text"><text:span text:style-name="T17">RTF</text:span></text:span><text:span text:style-name="_31__20_Text"><text:span text:style-name="T18"> para </text:span></text:span><text:span text:style-name="_31__20_Text"><text:span text:style-name="T17">generar la ayuda</text:span></text:span></text:p>
      <text:p text:style-name="P2"><text:span text:style-name="_31__20_Text"><text:span text:style-name="T23">CHM</text:span></text:span></text:p>
      <text:p text:style-name="P9"><text:span text:style-name="_31__20_Text"><text:span text:style-name="T17">HTML</text:span></text:span><text:span text:style-name="_31__20_Text"><text:span text:style-name="T18"> para generar la ayuda</text:span></text:span></text:p>
      <text:p text:style-name="P11"><text:span text:style-name="_31__20_Text"><text:span text:style-name="T17">hipervínculos</text:span></text:span></text:p>
      <text:p text:style-name="P11"><text:span text:style-name="_31__20_Text"><text:span text:style-name="T17">fusionar varios ficheros</text:span></text:span><text:span text:style-name="_31__20_Text"><text:span text:style-name="T18"> de</text:span></text:span></text:p>
      <text:p text:style-name="P2"><text:span text:style-name="_31__20_Text"><text:span text:style-name="T23">HPJ</text:span></text:span></text:p>
      <text:p text:style-name="P15"><text:span text:style-name="_31__20_Text"><text:span text:style-name="T17">cnt para la representación de la tabla</text:span></text:span></text:p>
      <text:p text:style-name="P15"><text:span text:style-name="_31__20_Text"><text:span text:style-name="T8">.</text:span></text:span><text:span text:style-name="_31__20_Text"><text:span text:style-name="T9">shg</text:span></text:span><text:span text:style-name="_31__20_Text"><text:span text:style-name="T8"> para la representación de </text:span></text:span><text:span text:style-name="_31__20_Text"><text:span text:style-name="T9">gráficos</text:span></text:span></text:p>
      <text:p text:style-name="P16"><text:span text:style-name="_30__20_Text"><text:span text:style-name="T21">IPF</text:span></text:span></text:p>
      <text:p text:style-name="P17"><text:span text:style-name="_30__20_Text"><text:span text:style-name="T9">ayuda en línea</text:span></text:span><text:span text:style-name="_30__20_Text"><text:span text:style-name="T8"> e </text:span></text:span><text:span text:style-name="_30__20_Text"><text:span text:style-name="T9">hipertexto</text:span></text:span></text:p>
      <text:p text:style-name="P17"><text:span text:style-name="_30__20_Text"><text:span text:style-name="T9"/></text:span></text:p>
      <text:p text:style-name="P18"><text:span text:style-name="_30__20_Text"><text:span text:style-name="T21">Documentación externa</text:span></text:span></text:p>
      <text:p text:style-name="P19"><text:span text:style-name="_30__20_Text"><text:span text:style-name="T9">manual técnico</text:span></text:span><text:span text:style-name="_30__20_Text"><text:span text:style-name="T8"> orientado a programadores para </text:span></text:span><text:span text:style-name="_30__20_Text"><text:span text:style-name="T9">facilitar el mantenimiento y desarrollo</text:span></text:span></text:p>
      <text:p text:style-name="P19"><text:span text:style-name="_30__20_Text"><text:span text:style-name="T9"/></text:span></text:p>
      <text:p text:style-name="P3"><text:span text:style-name="_30__20_Text"><text:span text:style-name="T27">Guía rápida <text:s/></text:span></text:span><text:span text:style-name="_30__20_Text"><text:span text:style-name="T30">mantenimiento <text:s/>información muy concreta.</text:span></text:span></text:p>
      <text:p text:style-name="P4"><text:soft-page-break/><text:span text:style-name="_30__20_Text"><text:span text:style-name="T30"/></text:span></text:p>
      <text:p text:style-name="P4"><text:span text:style-name="_30__20_Text"><text:span text:style-name="T27">Manual y guía de explotación <text:s/></text:span></text:span><text:span text:style-name="_30__20_Text"><text:span text:style-name="T30">instalación, configuración y puesta en marcha.</text:span></text:span></text:p>
      <text:p text:style-name="P4"><text:span text:style-name="_30__20_Text"><text:span text:style-name="T30"/></text:span></text:p>
      <text:p text:style-name="P20"><text:span text:style-name="_30__20_Text"><text:span text:style-name="T36">Opciones </text:span></text:span><text:span text:style-name="_30__20_Text"><text:span text:style-name="T37">J</text:span></text:span><text:span text:style-name="_30__20_Text"><text:span text:style-name="T36">ar</text:span></text:span><text:span text:style-name="_30__20_Text"><text:span text:style-name="T37">S</text:span></text:span><text:span text:style-name="_30__20_Text"><text:span text:style-name="T36">igne</text:span></text:span><text:span text:style-name="_30__20_Text"><text:span text:style-name="T37">r</text:span></text:span></text:p>
      <text:p text:style-name="P21"><text:span text:style-name="_30__20_Text"><text:span text:style-name="T37">keypass password <text:s/>añadir la contraseña del alias en la misma línea de comandos</text:span></text:span></text:p>
      <text:p text:style-name="P21"><text:span text:style-name="_30__20_Text"><text:span text:style-name="T37"/></text:span></text:p>
      <text:p text:style-name="P21"><text:span text:style-name="_30__20_Text"><text:span text:style-name="T37"/></text:span></text:p>
      <text:p text:style-name="P22"><text:span text:style-name="_30__20_Text"><text:span text:style-name="T38">Pruebas: </text:span></text:span></text:p>
      <text:p text:style-name="P6"/>
      <text:p text:style-name="P7">Unitarias</text:p>
      <text:p text:style-name="P5"><text:tab/>→ <text:span text:style-name="T40">Integración</text:span></text:p>
      <text:p text:style-name="P5"><text:tab/><text:tab/>→ <text:span text:style-name="T41">Sistema</text:span></text:p>
      <text:p text:style-name="P5"><text:tab/><text:tab/><text:tab/>→ <text:span text:style-name="T42">Regresión</text:span></text:p>
      <text:p text:style-name="P5"><text:tab/><text:tab/><text:tab/><text:tab/>→ <text:span text:style-name="T43">Funcionales</text:span></text:p>
      <text:p text:style-name="P5"><text:tab/><text:tab/><text:tab/><text:tab/><text:tab/>→ <text:span text:style-name="T44">Capacidad</text:span></text:p>
      <text:p text:style-name="P5"><text:tab/><text:tab/><text:tab/><text:tab/><text:tab/><text:tab/>→ <text:span text:style-name="T45">Recursos</text:span></text:p>
      <text:p text:style-name="P5"><text:tab/><text:tab/><text:tab/><text:tab/><text:tab/><text:tab/><text:tab/>→ <text:span text:style-name="T46">Seguridad</text:span></text:p>
      <text:p text:style-name="P5"><text:tab/><text:tab/><text:tab/><text:tab/><text:tab/><text:tab/><text:tab/><text:tab/>→ <text:span text:style-name="T47">Usuario</text:span></text:p>
      <text:p text:style-name="P5"><text:span text:style-name="_30__20_Text"><text:span text:style-name="T35"><text:tab/><text:tab/><text:tab/><text:tab/><text:tab/><text:tab/><text:tab/><text:tab/><text:tab/>→ </text:span></text:span><text:span text:style-name="_30__20_Text"><text:span text:style-name="T39">Aceptació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system" style:font-pitch="variable"/>
    <style:font-face style:name="DejaVu Sans Condensed" svg:font-family="'DejaVu Sans Condensed'" style:font-family-generic="swiss" style:font-pitch="variable"/>
    <style:font-face style:name="DejaVu Sans condensed" svg:font-family="'DejaVu Sans condensed'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_20_1" style:display-name="Para 1" style:family="paragraph" style:parent-style-name="Standard">
      <style:paragraph-properties style:line-height-at-least="0.508cm" fo:text-align="start" style:justify-single-word="false"/>
      <style:text-properties fo:font-weight="bold" style:font-weight-asian="bold" style:font-weight-complex="bold"/>
    </style:style>
    <style:style style:name="Para_20_2" style:display-name="Para 2" style:family="paragraph" style:parent-style-name="Standard">
      <style:paragraph-properties style:line-height-at-least="0.508cm" fo:text-align="start" style:justify-single-word="false"/>
      <style:text-properties fo:font-style="italic" style:font-style-asian="italic" style:font-style-complex="italic"/>
    </style:style>
    <style:style style:name="_31__20_Text" style:display-name="1 Text" style:family="text">
      <style:text-properties fo:font-weight="bold" style:font-weight-asian="bold" style:font-weight-complex="bold"/>
    </style:style>
    <style:style style:name="_32__20_Text" style:display-name="2 Text" style:family="text">
      <style:text-properties fo:font-style="italic" fo:font-weight="bold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30__20_Text" style:display-name="0 Text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draw:fill="solid" draw:fill-color="#00000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7:15:11.542217980</meta:creation-date>
    <dc:date>2024-02-14T05:27:10.379366295</dc:date>
    <meta:editing-duration>PT8H54M5S</meta:editing-duration>
    <meta:editing-cycles>3</meta:editing-cycles>
    <meta:generator>LibreOffice/7.4.7.2$Linux_X86_64 LibreOffice_project/40$Build-2</meta:generator>
    <meta:document-statistic meta:table-count="1" meta:image-count="0" meta:object-count="0" meta:page-count="2" meta:paragraph-count="37" meta:word-count="183" meta:character-count="1213" meta:non-whitespace-character-count="1016"/>
  </office:meta>
</office:document-meta>
</file>